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8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otor_selec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4" table:default-cell-style-name="ce1"/>
        <table:table-row table:style-name="ro1">
          <table:table-cell table:style-name="Default" table:number-columns-repeated="2"/>
          <table:table-cell table:style-name="ce4" office:value-type="string" calcext:value-type="string">
            <text:p>Robot example</text:p>
          </table:table-cell>
          <table:table-cell table:style-name="ce4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ximum acceration and speed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3" office:value-type="float" office:value="0.12" calcext:value-type="float">
            <text:p>0,12</text:p>
          </table:table-cell>
          <table:table-cell office:value-type="string" calcext:value-type="string">
            <text:p>k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5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style-name="ce4" office:value-type="string" calcext:value-type="string">
            <text:p>Maximum power requiere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5" table:formula="of:=[.C3]*[.C6]" office:value-type="float" office:value="0.84" calcext:value-type="float">
            <text:p>0,84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5" table:formula="of:=[.C11]*[.C7]" office:value-type="float" office:value="2.52" calcext:value-type="float">
            <text:p>2,52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5" table:formula="of:=[.C12]/2" office:value-type="float" office:value="1.26" calcext:value-type="float">
            <text:p>1,26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5" table:formula="of:=1.5*[.C13]" office:value-type="float" office:value="1.89" calcext:value-type="float">
            <text:p>1,89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5" table:formula="of:=2*[.C13]" office:value-type="float" office:value="2.52" calcext:value-type="float">
            <text:p>2,52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style-name="ce4" office:value-type="string" calcext:value-type="string">
            <text:p>Gear ratio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style-name="ce6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6" table:formula="of:=[.C11]/2*[.C18]" office:value-type="float" office:value="0.01008" calcext:value-type="float">
            <text:p>10,08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7" table:formula="of:=[.C19]/2" office:value-type="float" office:value="0.00504" calcext:value-type="float">
            <text:p>5,04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7" table:formula="of:=PI()*[.C1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8" table:formula="of:=[.C7]/[.C2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6"/>
        </table:table-row>
        <table:table-row table:style-name="ro1">
          <table:table-cell table:style-name="Default" table:number-columns-repeated="1020"/>
        </table:table-row>
        <table:table-row table:style-name="ro1">
          <table:table-cell table:style-name="Default"/>
          <table:table-cell table:style-name="Default" office:value-type="string" calcext:value-type="string">
            <text:p>K input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K output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5" table:formula="of:=[.C24]/[.C25]" office:value-type="float" office:value="10" calcext:value-type="float">
            <text:p>10,00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7" table:formula="of:=[.C20]/[.C26]" office:value-type="float" office:value="0.000504" calcext:value-type="float">
            <text:p>5,04E-04</text:p>
          </table:table-cell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8" table:formula="of:=[.C22]*[.C26]" office:value-type="float" office:value="23873.2414637843" calcext:value-type="float">
            <text:p>23873</text:p>
          </table:table-cell>
          <table:table-cell table:style-name="Default"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 table:style-name="ce4" office:value-type="string" calcext:value-type="string">
            <text:p>Motor parameters</text:p>
          </table:table-cell>
          <table:table-cell/>
          <table:table-cell table:style-name="ce4" office:value-type="string" calcext:value-type="string">
            <text:p>HPCB 6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G (Gear ratio)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6/1.6" office:value-type="float" office:value="3.75" calcext:value-type="float">
            <text:p>3,75</text:p>
          </table:table-cell>
          <table:table-cell office:value-type="string" calcext:value-type="string">
            <text:p>Ohm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E = (U – (I0*R))/n0 * 1000</text:p>
          </table:table-cell>
          <table:table-cell table:style-name="ce9" table:formula="of:=([.C33]-([.C35]*[.C34]))/[.C39]*1000" office:value-type="float" office:value="0.185" calcext:value-type="float">
            <text:p>0,185</text:p>
          </table:table-cell>
          <table:table-cell office:value-type="string" calcext:value-type="string">
            <text:p>mV/min^-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M = MH/(IH-I0)</text:p>
          </table:table-cell>
          <table:table-cell table:style-name="ce5" office:value-type="float" office:value="1.90852752252251" calcext:value-type="float">
            <text:p>1,91</text:p>
          </table:table-cell>
          <table:table-cell office:value-type="string" calcext:value-type="string">
            <text:p>mNm/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11" table:formula="of:=[.C34]/4*([.C33]/[.C34]-[.C35])^2" office:value-type="float" office:value="2.0535" calcext:value-type="float">
            <text:p>2,054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8" office:value-type="float" office:value="30000" calcext:value-type="float">
            <text:p>3000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5" table:formula="of:=[.C33]/[.C34]" office:value-type="float" office:value="1.6" calcext:value-type="float">
            <text:p>1,60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H = MH(mNm)/KG</text:p>
          </table:table-cell>
          <table:table-cell table:style-name="ce5" table:formula="of:=0.0141231036666665*1000/[.C32]" office:value-type="float" office:value="2.8246207333333" calcext:value-type="float">
            <text:p>2,82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number-columns-repeated="1020"/>
        </table:table-row>
        <table:table-row table:style-name="ro1">
          <table:table-cell table:style-name="ce4" office:value-type="string" calcext:value-type="string">
            <text:p>Design ru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 condition with gearbox</text:p>
          </table:table-cell>
          <table:table-cell office:value-type="string" calcext:value-type="string">
            <text:p>n &gt; n0/2</text:p>
          </table:table-cell>
          <table:table-cell table:style-name="ce10" table:formula="of:=[.C28]&gt;[.C39]/2" office:value-type="boolean" office:boolean-value="true" calcext:value-type="boolean">
            <office:annotation office:display="true" draw:style-name="gr1" draw:text-style-name="P2" svg:width="89.65mm" svg:height="10.04mm" svg:x="166.68mm" svg:y="186.38mm" draw:caption-point-x="-18.19mm" draw:caption-point-y="7.88mm">
              <dc:date>2018-05-15T00:00:00</dc:date>
              <text:p text:style-name="P1">Minimo reductora de 10:1. 5:1 no cumple</text:p>
            </office:annotation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condition with gearbox</text:p>
          </table:table-cell>
          <table:table-cell office:value-type="string" calcext:value-type="string">
            <text:p>M &lt; MH/2</text:p>
          </table:table-cell>
          <table:table-cell table:style-name="ce10" table:formula="of:=[.C27]*1000&lt;[.C41]/2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n power condition</text:p>
          </table:table-cell>
          <table:table-cell office:value-type="string" calcext:value-type="string">
            <text:p>P_motor_min &gt; P2nom</text:p>
          </table:table-cell>
          <table:table-cell table:style-name="ce10" table:formula="of:=[.C38]&gt;=[.C14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ce23"/>
          <table:table-cell table:number-columns-repeated="1015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5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0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8:05:14.587351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5.3.1.2$Linux_X86_64 LibreOffice_project/30m0$Build-2</meta:generator>
    <dc:date>2018-05-15T18:17:11.610501846</dc:date>
    <meta:editing-duration>P1DT6M17S</meta:editing-duration>
    <meta:editing-cycles>14</meta:editing-cycles>
    <meta:document-statistic meta:table-count="1" meta:cell-count="115" meta:object-count="0"/>
  </office:meta>
</office:document-meta>
</file>